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ishi@rishi-OptiPlex-7050:~$ cd Documents/Fall2019/OpenNMT-py/</text:p>
      <text:p text:style-name="Standard">rishi@rishi-OptiPlex-7050:~/Documents/Fall2019/OpenNMT-py$ python3 central.py </text:p>
      <text:p text:style-name="Standard">[2019-08-30 10:58:12,662 INFO] Translating shard 0.</text:p>
      <text:p text:style-name="Standard">/home/rishi/.local/lib/python3.6/site-packages/torchtext/data/field.py:359: UserWarning: To copy construct from a tensor, it is recommended to use sourceTensor.clone().detach() or sourceTensor.clone().detach().requires_grad_(True), rather than torch.tensor(sourceTensor).</text:p>
      <text:p text:style-name="Standard"><text:s text:c="2"/>var = torch.tensor(arr, dtype=self.dtype, device=device)</text:p>
      <text:p text:style-name="Standard"/>
      <text:p text:style-name="Standard">SENT 1: ['.', 'augmented', 'collections', 'generation', 'generation', 'often', 'passed', 'such']</text:p>
      <text:p text:style-name="Standard">PRED 1: Such generation or augmented generation or often passed augmented .</text:p>
      <text:p text:style-name="Standard">PRED SCORE: -10.6153</text:p>
      <text:p text:style-name="Standard"/>
      <text:p text:style-name="Standard">SENT 2: ['.', 'it', 'kontorhausviertel', 'located']</text:p>
      <text:p text:style-name="Standard">PRED 2: It is located at &lt;unk&gt; .</text:p>
      <text:p text:style-name="Standard">PRED SCORE: -8.1170</text:p>
      <text:p text:style-name="Standard"/>
      <text:p text:style-name="Standard">SENT 3: [',', '.', 'california', 'currently', 'he', 'occidental', 'resides']</text:p>
      <text:p text:style-name="Standard">PRED 3: She currently resides in &lt;unk&gt; , California .</text:p>
      <text:p text:style-name="Standard">PRED SCORE: -9.5370</text:p>
      <text:p text:style-name="Standard"/>
      <text:p text:style-name="Standard">SENT 4: ['.', 'accept', 'daughter', 'get', 'rathore', 'she', 'trying']</text:p>
      <text:p text:style-name="Standard">PRED 4: She get trying to accept her daughter &lt;unk&gt; .</text:p>
      <text:p text:style-name="Standard">PRED SCORE: -10.8137</text:p>
      <text:p text:style-name="Standard"/>
      <text:p text:style-name="Standard">SENT 5: [')', '.', 'rabbit', 'technologies', 'wso2']</text:p>
      <text:p text:style-name="Standard">PRED 5: &lt;unk&gt; technologies rabbit ) .</text:p>
      <text:p text:style-name="Standard">PRED SCORE: -8.7665</text:p>
      <text:p text:style-name="Standard"/>
      <text:p text:style-name="Standard">SENT 6: ['.', 'chilling', 'chilling', 'hours', 'units']</text:p>
      <text:p text:style-name="Standard">PRED 6: Facing hours with hours for hours .</text:p>
      <text:p text:style-name="Standard">PRED SCORE: -12.8423</text:p>
      <text:p text:style-name="Standard"/>
      <text:p text:style-name="Standard">SENT 7: ['.', 'amravati', 'city', 'district', 'famous', 'modern', 'paratwada']</text:p>
      <text:p text:style-name="Standard">PRED 7: Malayalam is the modern district of &lt;unk&gt; City &lt;unk&gt; .</text:p>
      <text:p text:style-name="Standard">PRED SCORE: -14.1093</text:p>
      <text:p text:style-name="Standard"/>
      <text:p text:style-name="Standard">SENT 8: [',', '.', 'meter', 'rhythm', 'time']</text:p>
      <text:p text:style-name="Standard">PRED 8: Basse-Sauvenière , rhythm and rhythm .</text:p>
      <text:p text:style-name="Standard">PRED SCORE: -8.3724</text:p>
      <text:p text:style-name="Standard"/>
      <text:p text:style-name="Standard">SENT 9: ['.', 'also', 'bananas', 'commonly', 'dried', 'red', 'sold', 'stores']</text:p>
      <text:p text:style-name="Standard">PRED 9: Contemporary also sold to the stores are commonly dried stores .</text:p>
      <text:p text:style-name="Standard">PRED SCORE: -10.9863</text:p>
      <text:p text:style-name="Standard"/>
      <text:p text:style-name="Standard">SENT 10: ["'s", '.', 'he', 'mvp', 'named', 'offensive', 'team']</text:p>
      <text:p text:style-name="Standard">PRED 10: He named Muntzer 's offensive team .</text:p>
      <text:p text:style-name="Standard">PRED SCORE: -5.5188</text:p>
      <text:p text:style-name="Standard"/>
      <text:p text:style-name="Standard">SENT 11: ['.', 'calathes', 'citizenship', 'dual', 'greece', 'holds', 'states', 'united']</text:p>
      <text:p text:style-name="Standard"><text:soft-page-break/>PRED 11: PV and dual citizenship holds dual of the United States .</text:p>
      <text:p text:style-name="Standard">PRED SCORE: -11.6694</text:p>
      <text:p text:style-name="Standard"/>
      <text:p text:style-name="Standard">SENT 12: ['(', ')', '.', '1936', 'battle', 'madrid', 'november']</text:p>
      <text:p text:style-name="Standard">PRED 12: from November November battle ( 1936 .</text:p>
      <text:p text:style-name="Standard">PRED SCORE: -6.3557</text:p>
      <text:p text:style-name="Standard"/>
      <text:p text:style-name="Standard">SENT 13: ['.', '2.6', 'average', 'grams', 'mass', 'they']</text:p>
      <text:p text:style-name="Standard">PRED 13: They are 2.6 grams of mass grams .</text:p>
      <text:p text:style-name="Standard">PRED SCORE: -10.2025</text:p>
      <text:p text:style-name="Standard"/>
      <text:p text:style-name="Standard">SENT 14: ["''", "''", '.', '``', '``', 'robot', 'wars']</text:p>
      <text:p text:style-name="Standard">PRED 14: `` `` Abu Empire '' '' .</text:p>
      <text:p text:style-name="Standard">PRED SCORE: -7.4492</text:p>
      <text:p text:style-name="Standard"/>
      <text:p text:style-name="Standard">SENT 15: ['.', 'first', 'practical', 'substitution', 'thus', 'trifid', 'trigraphic']</text:p>
      <text:p text:style-name="Standard">PRED 15: Thus &lt;unk&gt; &lt;unk&gt; was first first substitution .</text:p>
      <text:p text:style-name="Standard">PRED SCORE: -10.4451</text:p>
      <text:p text:style-name="Standard"/>
      <text:p text:style-name="Standard">SENT 16: ['.', 'bioprospecting', 'effort', 'known', 'natural', 'products', 'search', 'this']</text:p>
      <text:p text:style-name="Standard">PRED 16: This search is known as the Southwest effort of natural products .</text:p>
      <text:p text:style-name="Standard">PRED SCORE: -14.2401</text:p>
      <text:p text:style-name="Standard"/>
      <text:p text:style-name="Standard">SENT 17: ['.', 'artists', 'construct', 'many', 'nepalese', 'temple', 'worked']</text:p>
      <text:p text:style-name="Standard">PRED 17: Many artists worked as many construct and construct .</text:p>
      <text:p text:style-name="Standard">PRED SCORE: -7.9181</text:p>
      <text:p text:style-name="Standard"/>
      <text:p text:style-name="Standard">SENT 18: ['.', ':', 'five', 'institutes', 'organization', 'there', 'university']</text:p>
      <text:p text:style-name="Standard">PRED 18: There are five institutes : University of the University .</text:p>
      <text:p text:style-name="Standard">PRED SCORE: -9.9397</text:p>
      <text:p text:style-name="Standard"/>
      <text:p text:style-name="Standard">SENT 19: ['.', 'bayview', 'many', 'parkettes', 'parks', 'smaller', 'there', 'village']</text:p>
      <text:p text:style-name="Standard">PRED 19: There have many smaller smaller parks of &lt;unk&gt; and &lt;unk&gt; .</text:p>
      <text:p text:style-name="Standard">PRED SCORE: -12.5524</text:p>
      <text:p text:style-name="Standard"/>
      <text:p text:style-name="Standard">SENT 20: ['.', '...', 'as', 'economic', 'end', 'means']</text:p>
      <text:p text:style-name="Standard">PRED 20: As means its economic end ...</text:p>
      <text:p text:style-name="Standard">PRED SCORE: -9.0275</text:p>
      <text:p text:style-name="Standard"/>
      <text:p text:style-name="Standard">SENT 21: ['.', '1971', '1972', 'british', 'championship', 'formula', 'he', 'three', 'titles']</text:p>
      <text:p text:style-name="Standard">PRED 21: He titles from the 1971 British 1971 Championship 1972 until 1972 .</text:p>
      <text:p text:style-name="Standard">PRED SCORE: -13.0469</text:p>
      <text:p text:style-name="Standard"/>
      <text:p text:style-name="Standard">SENT 22: [',', '``', 'after', 'along', 'complete', 'left', 'route.', 'signs', 'work']</text:p>
      <text:p text:style-name="Standard">PRED 22: After his work , signs signs and complete work were complete ``</text:p>
      <text:p text:style-name="Standard">PRED SCORE: -11.6159</text:p>
      <text:p text:style-name="Standard"/>
      <text:p text:style-name="Standard">SENT 23: ['.', 'abreast', 'architects', 'colonial', 'current', 'enabled', 'fashion', 'stay', 'this']</text:p>
      <text:p text:style-name="Standard">PRED 23: This current stay at the current colonial enabled AC &lt;unk&gt; .</text:p>
      <text:p text:style-name="Standard"><text:soft-page-break/>PRED SCORE: -12.2667</text:p>
      <text:p text:style-name="Standard"/>
      <text:p text:style-name="Standard">SENT 24: ["''", "''", "''", '.', '``', 'his', 'mole', 'nickname', 'noel', 'station']</text:p>
      <text:p text:style-name="Standard">PRED 24: His nickname mole is `` '' &lt;unk&gt; &lt;unk&gt; '' '' .</text:p>
      <text:p text:style-name="Standard">PRED SCORE: -7.6030</text:p>
      <text:p text:style-name="Standard"/>
      <text:p text:style-name="Standard">SENT 25: ['.', 'biggest', 'festival', 'held', 'kind', 'this', 'ukraine']</text:p>
      <text:p text:style-name="Standard">PRED 25: This kind of the ukraine Security Festival is held .</text:p>
      <text:p text:style-name="Standard">PRED SCORE: -12.5873</text:p>
      <text:p text:style-name="Standard"/>
      <text:p text:style-name="Standard">SENT 26: ['.', 'every', 'human', 'motives', 'reacting', 'unique', 'way']</text:p>
      <text:p text:style-name="Standard">PRED 26: Every way is the unique reacting for every motives .</text:p>
      <text:p text:style-name="Standard">PRED SCORE: -9.4564</text:p>
      <text:p text:style-name="Standard"/>
      <text:p text:style-name="Standard">SENT 27: ['.', 'acquitted', 'hayden', 'morris', 'tried']</text:p>
      <text:p text:style-name="Standard">PRED 27: &lt;unk&gt; tried into morris and acquitted .</text:p>
      <text:p text:style-name="Standard">PRED SCORE: -11.6602</text:p>
      <text:p text:style-name="Standard"/>
      <text:p text:style-name="Standard">SENT 28: ['.', 'bowlby', 'caregivers', 'children', 'interactions', 'learn', 'theorized']</text:p>
      <text:p text:style-name="Standard">PRED 28: &lt;unk&gt; and Debs learn learn interactions interactions .</text:p>
      <text:p text:style-name="Standard">PRED SCORE: -11.5061</text:p>
      <text:p text:style-name="Standard"/>
      <text:p text:style-name="Standard">SENT 29: ['.', 'ado16', 'bore', 'denmark', 'in', 'marina', 'morris', 'name']</text:p>
      <text:p text:style-name="Standard">PRED 29: In A.H. morris name the &lt;unk&gt; bore Program .</text:p>
      <text:p text:style-name="Standard">PRED SCORE: -9.2751</text:p>
      <text:p text:style-name="Standard"/>
      <text:p text:style-name="Standard">SENT 30: ['-', '.', '10', '1937', '2', 'already', 'demolished']</text:p>
      <text:p text:style-name="Standard">PRED 30: 10 2 was already again demolished - in 1937 .</text:p>
      <text:p text:style-name="Standard">PRED SCORE: -9.9080</text:p>
      <text:p text:style-name="Standard"/>
      <text:p text:style-name="Standard">SENT 31: ["'m", '.', 'always', 'always', 'bia', 'but', 'going', 'i', 'i', 'say']</text:p>
      <text:p text:style-name="Standard">PRED 31: But I 'm going I I always always say itself .</text:p>
      <text:p text:style-name="Standard">PRED SCORE: -8.6855</text:p>
      <text:p text:style-name="Standard"/>
      <text:p text:style-name="Standard">SENT 32: ['.', 'all', 'bonds', 'cleave', 'photoinitiators', 'photolysis', 'via']</text:p>
      <text:p text:style-name="Standard">PRED 32: All bonds via &lt;unk&gt; via &lt;unk&gt; .</text:p>
      <text:p text:style-name="Standard">PRED SCORE: -10.7427</text:p>
      <text:p text:style-name="Standard"/>
      <text:p text:style-name="Standard">SENT 33: ['.', 'analysis', 'joe', 'jon', 'miller', 'morgan', 'play-by-play', 'provided']</text:p>
      <text:p text:style-name="Standard">PRED 33: McCain provided the &lt;unk&gt; analysis &lt;unk&gt; after FC FC .</text:p>
      <text:p text:style-name="Standard">PRED SCORE: -12.7221</text:p>
      <text:p text:style-name="Standard"/>
      <text:p text:style-name="Standard">SENT 34: ['.', '19', 'age', 'alcohol', 'around', 'drunk', 'mowbray', 'since']</text:p>
      <text:p text:style-name="Standard">PRED 34: Pickles has drunk alcohol since 19 age .</text:p>
      <text:p text:style-name="Standard">PRED SCORE: -9.6243</text:p>
      <text:p text:style-name="Standard"/>
      <text:p text:style-name="Standard">SENT 35: ["''", "''", "''", '.', '``', 'definition', 'mammal']</text:p>
      <text:p text:style-name="Standard">PRED 35: definition definition '' '' definition .</text:p>
      <text:p text:style-name="Standard">PRED SCORE: -7.5277</text:p>
      <text:p text:style-name="Standard"><text:soft-page-break/></text:p>
      <text:p text:style-name="Standard">SENT 36: ['.', 'amqp', 'an', 'comparison', 'found', 'informal', 'may', 'xmpp']</text:p>
      <text:p text:style-name="Standard">PRED 36: An informal comparison may found &lt;unk&gt; in informal .</text:p>
      <text:p text:style-name="Standard">PRED SCORE: -12.1248</text:p>
      <text:p text:style-name="Standard"/>
      <text:p text:style-name="Standard">SENT 37: ['.', 'dutch', 'factory', 'forces', 'killed', 'neighbouring', 'they', 'tortured']</text:p>
      <text:p text:style-name="Standard">PRED 37: They tortured Arnold forces killed the neighbouring Marines .</text:p>
      <text:p text:style-name="Standard">PRED SCORE: -9.9804</text:p>
      <text:p text:style-name="Standard"/>
      <text:p text:style-name="Standard">SENT 38: [',', '.', 'a', 'bites', 'flees', 'non-aggressive', 'seldom', 'snake', 'threatened', 'usually']</text:p>
      <text:p text:style-name="Standard">PRED 38: A snake is seldom threatened , usually flees flees bites .</text:p>
      <text:p text:style-name="Standard">PRED SCORE: -8.4860</text:p>
      <text:p text:style-name="Standard"/>
      <text:p text:style-name="Standard">SENT 39: [',', '.', '122', 'city', 'festival', 'fringe', 'new', 'york']</text:p>
      <text:p text:style-name="Standard">PRED 39: &lt;unk&gt; festival in the New York City , &lt;unk&gt; .</text:p>
      <text:p text:style-name="Standard">PRED SCORE: -11.7373</text:p>
      <text:p text:style-name="Standard"/>
      <text:p text:style-name="Standard">SENT 40: ['.', 'building', 'ducked', 'quickly', 'scott']</text:p>
      <text:p text:style-name="Standard">PRED 40: &lt;unk&gt; and Right a quickly building .</text:p>
      <text:p text:style-name="Standard">PRED SCORE: -11.8609</text:p>
      <text:p text:style-name="Standard"/>
      <text:p text:style-name="Standard">SENT 41: [',', '.', 'demand', 'during', 'expanded', 'paratransit', 'period', 'rapidly', 'services']</text:p>
      <text:p text:style-name="Standard">PRED 41: During this period , &lt;unk&gt; expanded rapidly rapidly demand .</text:p>
      <text:p text:style-name="Standard">PRED SCORE: -7.3427</text:p>
      <text:p text:style-name="Standard"/>
      <text:p text:style-name="Standard">SENT 42: ['.', ':', 'antwerp-centraal', 'call', 'culture', 'currently', 'following', 'in', 'popular', 'services', 'the']</text:p>
      <text:p text:style-name="Standard">PRED 42: The following following popular culture currently call : Sport culture .</text:p>
      <text:p text:style-name="Standard">PRED SCORE: -9.9110</text:p>
      <text:p text:style-name="Standard"/>
      <text:p text:style-name="Standard">SENT 43: ['.', '1981', 'debt', 'grain', 'high', 'imports', 'large', 'pushed', 'quite', 'soviet']</text:p>
      <text:p text:style-name="Standard">PRED 43: Large high debt for high debt with quite imports for 1981 debt .</text:p>
      <text:p text:style-name="Standard">PRED SCORE: -11.9842</text:p>
      <text:p text:style-name="Standard"/>
      <text:p text:style-name="Standard">SENT 44: ['``', 'deck', 'passageway.', 'remaining', 'result', 'suspended', 'this']</text:p>
      <text:p text:style-name="Standard">PRED 44: This is the result of remaining deck suspended and ``</text:p>
      <text:p text:style-name="Standard">PRED SCORE: -13.0410</text:p>
      <text:p text:style-name="Standard"/>
      <text:p text:style-name="Standard">SENT 45: ['.', 'frames', 'relation', 'two', 'velocities']</text:p>
      <text:p text:style-name="Standard">PRED 45: Nine velocities and two velocities .</text:p>
      <text:p text:style-name="Standard">PRED SCORE: -8.6687</text:p>
      <text:p text:style-name="Standard"/>
      <text:p text:style-name="Standard">SENT 46: ['.', 'agents', 'combustible', 'ingredient', 'non-toxic', 'oxidising', 'react', 'this', 'vigorously']</text:p>
      <text:p text:style-name="Standard">PRED 46: This agents has vigorously react with &lt;unk&gt; agents react a non-toxic .</text:p>
      <text:p text:style-name="Standard">PRED SCORE: -13.5194</text:p>
      <text:p text:style-name="Standard"/>
      <text:p text:style-name="Standard">SENT 47: ['.', 'refuses', 'satyaveer', 'she', 'talk']</text:p>
      <text:p text:style-name="Standard">PRED 47: She refuses to talk to &lt;unk&gt; .</text:p>
      <text:p text:style-name="Standard">PRED SCORE: -11.7211</text:p>
      <text:p text:style-name="Standard"/>
      <text:p text:style-name="Standard"><text:soft-page-break/>SENT 48: [',', '.', 'after', 'casablanca', 'china', 'joined', 'spending', 'time', 'touré', 'wydad']</text:p>
      <text:p text:style-name="Standard">PRED 48: After time , &lt;unk&gt; joined &lt;unk&gt; spending for spending China .</text:p>
      <text:p text:style-name="Standard">PRED SCORE: -13.5737</text:p>
      <text:p text:style-name="Standard"/>
      <text:p text:style-name="Standard">SENT 49: ['.', 'bruce', 'colombia', 'graham', 'worked']</text:p>
      <text:p text:style-name="Standard">PRED 49: Stable and Strayer worked in Newark .</text:p>
      <text:p text:style-name="Standard">PRED SCORE: -10.5227</text:p>
      <text:p text:style-name="Standard"/>
      <text:p text:style-name="Standard">SENT 50: ['(', ')', ',', '.', 'actually', 'guilty', 'positive', 'result', 'yes']</text:p>
      <text:p text:style-name="Standard">PRED 50: Forced , actually not positive guilty ( yes .</text:p>
      <text:p text:style-name="Standard">PRED SCORE: -6.3319</text:p>
      <text:p text:style-name="Standard"/>
      <text:p text:style-name="Standard">SENT 51: ['.', '2009', 'controversy', 'final', 'matches', 'november', 'qualification', 'several', 'surrounded']</text:p>
      <text:p text:style-name="Standard">PRED 51: Fantasy of the final qualification qualification surrounded several final controversy .</text:p>
      <text:p text:style-name="Standard">PRED SCORE: -11.5073</text:p>
      <text:p text:style-name="Standard"/>
      <text:p text:style-name="Standard">SENT 52: [',', '.', 'colored', 'etc', 'eyes', 'samantabhadra', 'two']</text:p>
      <text:p text:style-name="Standard">PRED 52: &lt;unk&gt; are colored colored eyes , etc .</text:p>
      <text:p text:style-name="Standard">PRED SCORE: -7.5242</text:p>
      <text:p text:style-name="Standard"/>
      <text:p text:style-name="Standard">SENT 53: ['.', 'called', 'eastern', 'mithila', 'nepal', 'popularly', 'region', 'terai', 'this']</text:p>
      <text:p text:style-name="Standard">PRED 53: This is a eastern region popularly called &lt;unk&gt; &lt;unk&gt; &lt;unk&gt; .</text:p>
      <text:p text:style-name="Standard">PRED SCORE: -12.0204</text:p>
      <text:p text:style-name="Standard"/>
      <text:p text:style-name="Standard">SENT 54: ['.', 'amel', 'called', 'he', 'jabal', 'jebah', 'lived', 'village']</text:p>
      <text:p text:style-name="Standard">PRED 54: He lived with &lt;unk&gt; called Reserve village in &lt;unk&gt; .</text:p>
      <text:p text:style-name="Standard">PRED SCORE: -13.8051</text:p>
      <text:p text:style-name="Standard"/>
      <text:p text:style-name="Standard">SENT 55: ['.', 'assistant', 'he', 'kinsella', 'manager', 'mark', 'named']</text:p>
      <text:p text:style-name="Standard">PRED 55: He was named and named manager &lt;unk&gt; Manager .</text:p>
      <text:p text:style-name="Standard">PRED SCORE: -12.4113</text:p>
      <text:p text:style-name="Standard"/>
      <text:p text:style-name="Standard">SENT 56: ['.', 'confirmed', 'could', 'growing', 'it', 'support', 'tea', 'uplands']</text:p>
      <text:p text:style-name="Standard">PRED 56: It could confirmed &lt;unk&gt; tea for the growing tea .</text:p>
      <text:p text:style-name="Standard">PRED SCORE: -12.2943</text:p>
      <text:p text:style-name="Standard"/>
      <text:p text:style-name="Standard">SENT 57: ["'s", '.', 'also', 'avid', 'fan', 'frasier', 'marta', 'radio', 'show']</text:p>
      <text:p text:style-name="Standard">PRED 57: &lt;unk&gt; also avid Radio &lt;unk&gt; 's radio fan .</text:p>
      <text:p text:style-name="Standard">PRED SCORE: -8.3800</text:p>
      <text:p text:style-name="Standard"/>
      <text:p text:style-name="Standard">SENT 58: ["'s", '.', 'atmosphere', 'composition', 'isotopic', 'knowledge', 'limited', 'uranus']</text:p>
      <text:p text:style-name="Standard">PRED 58: &lt;unk&gt; composition 's limited knowledge is a limited atmosphere .</text:p>
      <text:p text:style-name="Standard">PRED SCORE: -10.8158</text:p>
      <text:p text:style-name="Standard"/>
      <text:p text:style-name="Standard">SENT 59: ['-', '.', '0.2', '10', 'energy', 'kev', 'range', 'telescope', 'the']</text:p>
      <text:p text:style-name="Standard">PRED 59: The telescope has an telescope - 10 &lt;unk&gt; telescope range .</text:p>
      <text:p text:style-name="Standard">PRED SCORE: -13.3353</text:p>
      <text:p text:style-name="Standard"/>
      <text:p text:style-name="Standard">SENT 60: ['.', 'also', 'arrested', 'fisher', 'fisher', 'raided', 'ranch', 'rangers', 'the']</text:p>
      <text:p text:style-name="Standard"><text:soft-page-break/>PRED 60: The Chinook also raided in a South Carolina Province and arrested .</text:p>
      <text:p text:style-name="Standard">PRED SCORE: -11.4296</text:p>
      <text:p text:style-name="Standard"/>
      <text:p text:style-name="Standard">SENT 61: ['.', 'also', 'cello', 'instruments', 'orchestral', 'string', 'used', 'violin']</text:p>
      <text:p text:style-name="Standard">PRED 61: &lt;unk&gt; string is also used in &lt;unk&gt; &lt;unk&gt; instruments .</text:p>
      <text:p text:style-name="Standard">PRED SCORE: -10.8489</text:p>
      <text:p text:style-name="Standard"/>
      <text:p text:style-name="Standard">SENT 62: ['.', 'centre', 'correctional', 'high', 'management', 'risk']</text:p>
      <text:p text:style-name="Standard">PRED 62: Bakhtin is a high centre of high management .</text:p>
      <text:p text:style-name="Standard">PRED SCORE: -10.7464</text:p>
      <text:p text:style-name="Standard"/>
      <text:p text:style-name="Standard">SENT 63: [',', '.', 'based', 'it', 'minnesota', 'woodbury']</text:p>
      <text:p text:style-name="Standard">PRED 63: It has based on &lt;unk&gt; , Netherlands .</text:p>
      <text:p text:style-name="Standard">PRED SCORE: -11.7826</text:p>
      <text:p text:style-name="Standard"/>
      <text:p text:style-name="Standard">SENT 64: ['.', 'easy', 'remember', 'rumba', 'say']</text:p>
      <text:p text:style-name="Standard">PRED 64: &lt;unk&gt; were easy to say this easy .</text:p>
      <text:p text:style-name="Standard">PRED SCORE: -13.2979</text:p>
      <text:p text:style-name="Standard"/>
      <text:p text:style-name="Standard">SENT 65: ["'s", ',', '.', 'arrives', 'bloodmoss', 'iorek', 'lee', 'tends', 'using', 'wounds']</text:p>
      <text:p text:style-name="Standard">PRED 65: &lt;unk&gt; to using wounds , Eustace 's arrives were using using .</text:p>
      <text:p text:style-name="Standard">PRED SCORE: -12.0098</text:p>
      <text:p text:style-name="Standard"/>
      <text:p text:style-name="Standard">SENT 66: ['.', '2007', 'asian', 'campaign', 'cup', 'qualifying']</text:p>
      <text:p text:style-name="Standard">PRED 66: Media Kingdom for Gold Cup Two .</text:p>
      <text:p text:style-name="Standard">PRED SCORE: -8.5014</text:p>
      <text:p text:style-name="Standard"/>
      <text:p text:style-name="Standard">SENT 67: ['.', 'access', 'acts', 'electronic', 'key', 'like', 'something', 'the', 'token']</text:p>
      <text:p text:style-name="Standard">PRED 67: The key acts are something like something like with token .</text:p>
      <text:p text:style-name="Standard">PRED SCORE: -9.1491</text:p>
      <text:p text:style-name="Standard"/>
      <text:p text:style-name="Standard">SENT 68: ['.', 'case', 'front', 'it', 'profile', 'taper', 'towards']</text:p>
      <text:p text:style-name="Standard">PRED 68: It has the &lt;unk&gt; case towards front case .</text:p>
      <text:p text:style-name="Standard">PRED SCORE: -10.1659</text:p>
      <text:p text:style-name="Standard"/>
      <text:p text:style-name="Standard">SENT 69: ['.', 'allegedly', 'fisher', 'noticed', 'right', 'something']</text:p>
      <text:p text:style-name="Standard">PRED 69: Chamberlain was something who allegedly noticed to right .</text:p>
      <text:p text:style-name="Standard">PRED SCORE: -12.1374</text:p>
      <text:p text:style-name="Standard"/>
      <text:p text:style-name="Standard">SENT 70: ['``', 'claim', 'hoghton', 'i', 'involves', 'james', 'king', 'one', 'tower.']</text:p>
      <text:p text:style-name="Standard">PRED 70: `` If &lt;unk&gt; I involves one Amharic to one &lt;unk&gt; ``</text:p>
      <text:p text:style-name="Standard">PRED SCORE: -13.9053</text:p>
      <text:p text:style-name="Standard"/>
      <text:p text:style-name="Standard">SENT 71: ["'s", '.', 'area', 'it', 'located', 'manhattan', 'midtown', 'near']</text:p>
      <text:p text:style-name="Standard">PRED 71: It is located near the &lt;unk&gt; 's Department Trust .</text:p>
      <text:p text:style-name="Standard">PRED SCORE: -10.7893</text:p>
      <text:p text:style-name="Standard"/>
      <text:p text:style-name="Standard">SENT 72: ['.', 'became', 'boss', 'brother', 'his', 'imprisoned', 'later', 'new', 'year']</text:p>
      <text:p text:style-name="Standard">PRED 72: His brother later not imprisoned imprisoned a new boss year .</text:p>
      <text:p text:style-name="Standard"><text:soft-page-break/>PRED SCORE: -8.3645</text:p>
      <text:p text:style-name="Standard"/>
      <text:p text:style-name="Standard">SENT 73: [',', '.', 'faced', 'iran', 'jordan', 'korea', 'north', 'they']</text:p>
      <text:p text:style-name="Standard">PRED 73: They faced North Iran , Iran faced .</text:p>
      <text:p text:style-name="Standard">PRED SCORE: -8.9089</text:p>
      <text:p text:style-name="Standard"/>
      <text:p text:style-name="Standard">SENT 74: ['.', 'better', 'briggs', 'louis', 'usually', 'ways']</text:p>
      <text:p text:style-name="Standard">PRED 74: &lt;unk&gt; and &lt;unk&gt; usually better ways .</text:p>
      <text:p text:style-name="Standard">PRED SCORE: -8.8563</text:p>
      <text:p text:style-name="Standard"/>
      <text:p text:style-name="Standard">SENT 75: ['.', 'admitted', 'carding', 'du', 'error', 'he', 'later', 'made', 'plessis']</text:p>
      <text:p text:style-name="Standard">PRED 75: He later admitted and made error of &lt;unk&gt; du &lt;unk&gt; .</text:p>
      <text:p text:style-name="Standard">PRED SCORE: -13.1753</text:p>
      <text:p text:style-name="Standard"/>
      <text:p text:style-name="Standard">SENT 76: ['.', 'enabled', 'features', 'must', 'repeater', 'safety', 'so', 'well', 'wireless']</text:p>
      <text:p text:style-name="Standard">PRED 76: So the safety enabled wireless &lt;unk&gt; must not enabled wireless .</text:p>
      <text:p text:style-name="Standard">PRED SCORE: -11.3677</text:p>
      <text:p text:style-name="Standard"/>
      <text:p text:style-name="Standard">SENT 77: [',', '.', '1961-63', ':', 'military', 'navy', 'service', 'u.s.']</text:p>
      <text:p text:style-name="Standard">PRED 77: U.S. service : U.S. U.S. military .</text:p>
      <text:p text:style-name="Standard">PRED SCORE: -8.1870</text:p>
      <text:p text:style-name="Standard"/>
      <text:p text:style-name="Standard">SENT 78: ['.', 'currently', 'division', 'ehs', 'one', 'team', 'the']</text:p>
      <text:p text:style-name="Standard">PRED 78: The team currently is one of a one division .</text:p>
      <text:p text:style-name="Standard">PRED SCORE: -10.3452</text:p>
      <text:p text:style-name="Standard"/>
      <text:p text:style-name="Standard">SENT 79: ['.', 'cherkasy', 'major', 'odessa-moscow', 'passing', 'route']</text:p>
      <text:p text:style-name="Standard">PRED 79: &lt;unk&gt; is major passing passing route .</text:p>
      <text:p text:style-name="Standard">PRED SCORE: -11.1742</text:p>
      <text:p text:style-name="Standard"/>
      <text:p text:style-name="Standard">SENT 80: ['.', 'avoid', 'chair', 'circumstance', 'committee', 'dean', 'democratic', 'howard', 'national', 'sought']</text:p>
      <text:p text:style-name="Standard">PRED 80: Elizabeth and Petite Tony sought to avoid the national national chair .</text:p>
      <text:p text:style-name="Standard">PRED SCORE: -11.4999</text:p>
      <text:p text:style-name="Standard"/>
      <text:p text:style-name="Standard">SENT 81: ['(', ')', '.', '2004-2007', 'after', 'jackass']</text:p>
      <text:p text:style-name="Standard">PRED 81: ( ( after &lt;unk&gt; ) .</text:p>
      <text:p text:style-name="Standard">PRED SCORE: -7.7789</text:p>
      <text:p text:style-name="Standard"/>
      <text:p text:style-name="Standard">SENT 82: [',', '.', 'gaols', 'goulburn', 'initially', 'nsw', 'one', 'principal']</text:p>
      <text:p text:style-name="Standard">PRED 82: Similarly was initially principal gaols , the principal gaols .</text:p>
      <text:p text:style-name="Standard">PRED SCORE: -11.6166</text:p>
      <text:p text:style-name="Standard"/>
      <text:p text:style-name="Standard">SENT 83: ['.', '1996', 'achieving', 'becoming', 'hit', 'platinum', 'released', 'song', 'status', 'the', 'uk']</text:p>
      <text:p text:style-name="Standard">PRED 83: The UK song in the UK status released becoming becoming becoming 1996 .</text:p>
      <text:p text:style-name="Standard">PRED SCORE: -8.8497</text:p>
      <text:p text:style-name="Standard"/>
      <text:p text:style-name="Standard">SENT 84: [',', '.', '1904-1905', '300', 'all', 'around', 'created', 'luboks']</text:p>
      <text:p text:style-name="Standard">PRED 84: All &lt;unk&gt; were created in May 1904-1905 , 300 .</text:p>
      <text:p text:style-name="Standard"><text:soft-page-break/>PRED SCORE: -11.4510</text:p>
      <text:p text:style-name="Standard"/>
      <text:p text:style-name="Standard">SENT 85: ['.', 'death', 'eddie', 'guerrero', 'the']</text:p>
      <text:p text:style-name="Standard">PRED 85: The Munich Astros was death .</text:p>
      <text:p text:style-name="Standard">PRED SCORE: -8.5951</text:p>
      <text:p text:style-name="Standard"/>
      <text:p text:style-name="Standard">SENT 86: ['.', 'able', 'eight', 'fighting', 'greatest', 'hundred', 'men', 'muster', 'seven', 'the']</text:p>
      <text:p text:style-name="Standard">PRED 86: The &lt;unk&gt; hundred greatest men and greatest greatest hundred fighting .</text:p>
      <text:p text:style-name="Standard">PRED SCORE: -10.6780</text:p>
      <text:p text:style-name="Standard"/>
      <text:p text:style-name="Standard">SENT 87: ['.', 'al', 'et', 'original', 'richter', 'the', '’']</text:p>
      <text:p text:style-name="Standard">PRED 87: The original richter ’ s richter al .</text:p>
      <text:p text:style-name="Standard">PRED SCORE: -7.0063</text:p>
      <text:p text:style-name="Standard"/>
      <text:p text:style-name="Standard">SENT 88: ['?', 'civil', 'made', 'society', 'tick', 'version', 'what']</text:p>
      <text:p text:style-name="Standard">PRED 88: What civil version made the civil society ?</text:p>
      <text:p text:style-name="Standard">PRED SCORE: -9.6902</text:p>
      <text:p text:style-name="Standard"/>
      <text:p text:style-name="Standard">SENT 89: ["'s", '.', 'attended', 'bartley', 'bunford', 'green', 'michael', 'school', 'secondary', 'st.']</text:p>
      <text:p text:style-name="Standard">PRED 89: St. Michael 's secondary school attended St. St. Sutton .</text:p>
      <text:p text:style-name="Standard">PRED SCORE: -10.3944</text:p>
      <text:p text:style-name="Standard"/>
      <text:p text:style-name="Standard">SENT 90: ['.', 'master', 'release', 'soundtrack', 'sourced', 'tapes', 'the']</text:p>
      <text:p text:style-name="Standard">PRED 90: The soundtrack sourced sourced master tapes .</text:p>
      <text:p text:style-name="Standard">PRED SCORE: -5.8501</text:p>
      <text:p text:style-name="Standard"/>
      <text:p text:style-name="Standard">SENT 91: [',', '.', 'accent', 'downstep', 'indicated', 'phonemic', 'phonetic', 'pitch', 'symbol']</text:p>
      <text:p text:style-name="Standard">PRED 91: &lt;unk&gt; indicated , a accent phonetic phonemic symbol is indicated .</text:p>
      <text:p text:style-name="Standard">PRED SCORE: -11.8103</text:p>
      <text:p text:style-name="Standard"/>
      <text:p text:style-name="Standard">SENT 92: ['.', 'barrett', 'season', 'the', 'wade', 'winner']</text:p>
      <text:p text:style-name="Standard">PRED 92: The winner of &lt;unk&gt; &lt;unk&gt; winner .</text:p>
      <text:p text:style-name="Standard">PRED SCORE: -8.2219</text:p>
      <text:p text:style-name="Standard"/>
      <text:p text:style-name="Standard">SENT 93: ['.', 'include', 'minimalist', 'other', 'pasties', 'swimwear', 'thongs', 'women', 'worn']</text:p>
      <text:p text:style-name="Standard">PRED 93: Other women worn &lt;unk&gt; &lt;unk&gt; include the &lt;unk&gt; &lt;unk&gt; .</text:p>
      <text:p text:style-name="Standard">PRED SCORE: -12.0951</text:p>
      <text:p text:style-name="Standard"/>
      <text:p text:style-name="Standard">SENT 94: ['.', 'end', 'english', 'foresees', 'graduate', 'he', 'literature', 'programs']</text:p>
      <text:p text:style-name="Standard">PRED 94: He programs at the Manchester &lt;unk&gt; programs in the end literature .</text:p>
      <text:p text:style-name="Standard">PRED SCORE: -15.8972</text:p>
      <text:p text:style-name="Standard"/>
      <text:p text:style-name="Standard">SENT 95: ['.', 'beach', 'entrance', 'lane', 'lavis', 'near', 'the', 'widest']</text:p>
      <text:p text:style-name="Standard">PRED 95: The entrance is near a widest entrance near &lt;unk&gt; .</text:p>
      <text:p text:style-name="Standard">PRED SCORE: -11.1149</text:p>
      <text:p text:style-name="Standard"/>
      <text:p text:style-name="Standard">SENT 96: ['.', 'career', 'film', 'projects']</text:p>
      <text:p text:style-name="Standard">PRED 96: Career career and career projects .</text:p>
      <text:p text:style-name="Standard">PRED SCORE: -8.9739</text:p>
      <text:p text:style-name="Standard"><text:soft-page-break/></text:p>
      <text:p text:style-name="Standard">SENT 97: ["''", "''", "''", '.', '``', 'characteristic', 'distinguishing', 'municipium', 'self-governance', 'the']</text:p>
      <text:p text:style-name="Standard">PRED 97: The Pir `` '' &lt;unk&gt; '' '' is a distinguishing characteristic .</text:p>
      <text:p text:style-name="Standard">PRED SCORE: -10.8075</text:p>
      <text:p text:style-name="Standard"/>
      <text:p text:style-name="Standard">SENT 98: ['.', '1995-09-30', 'it', 'released']</text:p>
      <text:p text:style-name="Standard">PRED 98: It was released by &lt;unk&gt; .</text:p>
      <text:p text:style-name="Standard">PRED SCORE: -7.5067</text:p>
      <text:p text:style-name="Standard"/>
      <text:p text:style-name="Standard">SENT 99: ['(', ')', '.', 'bob', 'carrott', 'jasper', 'louis']</text:p>
      <text:p text:style-name="Standard">PRED 99: Produced &lt;unk&gt; &lt;unk&gt; ( LAN ) .</text:p>
      <text:p text:style-name="Standard">PRED SCORE: -9.8833</text:p>
      <text:p text:style-name="Standard"/>
      <text:p text:style-name="Standard">SENT 100: ['.', 'cabinet', 'held', 'hitler', 'meetings', 'the']</text:p>
      <text:p text:style-name="Standard">PRED 100: The cabinet was held in all meetings meetings .</text:p>
      <text:p text:style-name="Standard">PRED SCORE: -10.5183</text:p>
      <text:p text:style-name="Standard"/>
      <text:p text:style-name="Standard">SENT 101: ['.', 'claus', 'commonly', 'figure', 'santa', 'used']</text:p>
      <text:p text:style-name="Standard">PRED 101: McKagan is commonly used in figure figure .</text:p>
      <text:p text:style-name="Standard">PRED SCORE: -10.4995</text:p>
      <text:p text:style-name="Standard"/>
      <text:p text:style-name="Standard">SENT 102: ['.', 'broadcasting', 'companies', 'geographically', 'parts', 're-sold', 'rights', 'sony-wsg']</text:p>
      <text:p text:style-name="Standard">PRED 102: &lt;unk&gt; parts of parts of the geographically companies are geographically companies .</text:p>
      <text:p text:style-name="Standard">PRED SCORE: -14.7161</text:p>
      <text:p text:style-name="Standard"/>
      <text:p text:style-name="Standard">SENT 103: ["''", "''", "'m", '.', 'chilling', 'girls', 'i']</text:p>
      <text:p text:style-name="Standard">PRED 103: I 'm girls '' ''</text:p>
      <text:p text:style-name="Standard">PRED SCORE: -5.8834</text:p>
      <text:p text:style-name="Standard"/>
      <text:p text:style-name="Standard">SENT 104: ['.', 'ageless', 'baba', 'birinchi', 'claims']</text:p>
      <text:p text:style-name="Standard">PRED 104: &lt;unk&gt; Franchitti claims are &lt;unk&gt; .</text:p>
      <text:p text:style-name="Standard">PRED SCORE: -12.2697</text:p>
      <text:p text:style-name="Standard"/>
      <text:p text:style-name="Standard">SENT 105: ["'s", '.', 'actress', 'actually', 'house', 'it', 'jyothika']</text:p>
      <text:p text:style-name="Standard">PRED 105: It is actually actually 's &lt;unk&gt; house .</text:p>
      <text:p text:style-name="Standard">PRED SCORE: -9.1514</text:p>
      <text:p text:style-name="Standard"/>
      <text:p text:style-name="Standard">SENT 106: [')', '.', 'conception', 'products']</text:p>
      <text:p text:style-name="Standard">PRED 106: conception of products and products .</text:p>
      <text:p text:style-name="Standard">PRED SCORE: -8.6610</text:p>
      <text:p text:style-name="Standard"/>
      <text:p text:style-name="Standard">SENT 107: [',', ',', '.', 'also', 'basketball', 'brother', 'calathes', 'his', 'pat', 'player', 'professional']</text:p>
      <text:p text:style-name="Standard">PRED 107: His brother , Raymond , also pat basketball Model &lt;unk&gt; .</text:p>
      <text:p text:style-name="Standard">PRED SCORE: -10.0894</text:p>
      <text:p text:style-name="Standard"/>
      <text:p text:style-name="Standard">SENT 108: ['.', 'all', 'bands', 'competitions', 'five', 'go', 'jazz', 'spring', 'three']</text:p>
      <text:p text:style-name="Standard">PRED 108: All three jazz competitions go five jazz competitions .</text:p>
      <text:p text:style-name="Standard">PRED SCORE: -7.4330</text:p>
      <text:p text:style-name="Standard"/>
      <text:p text:style-name="Standard"><text:soft-page-break/>SENT 109: ['.', 'ear', 'lee', 'lost', 'part']</text:p>
      <text:p text:style-name="Standard">PRED 109: were part of him Dr. Drake .</text:p>
      <text:p text:style-name="Standard">PRED SCORE: -10.2834</text:p>
      <text:p text:style-name="Standard"/>
      <text:p text:style-name="Standard">SENT 110: ['.', 'attachment', 'constitute', 'expectations', 'models', 'reflect', 'styles', 'thoughts', 'working']</text:p>
      <text:p text:style-name="Standard">PRED 110: Electric styles constitute expectations and reflect expectations expectations expectations .</text:p>
      <text:p text:style-name="Standard">PRED SCORE: -10.2912</text:p>
      <text:p text:style-name="Standard"/>
      <text:p text:style-name="Standard">SENT 111: [',', '.', '1906', 'carving', 'federal', 'in', 'law', 'prohibited', 'u.s.']</text:p>
      <text:p text:style-name="Standard">PRED 111: In 1906 , the U.S. law prohibited law carving .</text:p>
      <text:p text:style-name="Standard">PRED SCORE: -8.0260</text:p>
      <text:p text:style-name="Standard"/>
      <text:p text:style-name="Standard">SENT 112: ['.', 'communicating', 'difficulties', 'malay', 'most', 'residents']</text:p>
      <text:p text:style-name="Standard">PRED 112: Most of his difficulties were difficulties with communicating residents .</text:p>
      <text:p text:style-name="Standard">PRED SCORE: -13.2618</text:p>
      <text:p text:style-name="Standard"/>
      <text:p text:style-name="Standard">SENT 113: [',', '.', 'city', 'colorado', 'considered', 'denver', 'lake', 'salt']</text:p>
      <text:p text:style-name="Standard">PRED 113: Major is denver in the city , Fort Dublin Province .</text:p>
      <text:p text:style-name="Standard">PRED SCORE: -12.4152</text:p>
      <text:p text:style-name="Standard"/>
      <text:p text:style-name="Standard">SENT 114: ['.', 'its', 'low', 'may', 'occasionally', 'remains', 'seen', 'tide']</text:p>
      <text:p text:style-name="Standard">PRED 114: Its low tide may be seen or occasionally remains .</text:p>
      <text:p text:style-name="Standard">PRED SCORE: -7.8344</text:p>
      <text:p text:style-name="Standard"/>
      <text:p text:style-name="Standard">SENT 115: ['.', 'caitlin', 'cole', 'finally', 'happy']</text:p>
      <text:p text:style-name="Standard">PRED 115: Cole is finally happy that &lt;unk&gt; .</text:p>
      <text:p text:style-name="Standard">PRED SCORE: -9.3389</text:p>
      <text:p text:style-name="Standard"/>
      <text:p text:style-name="Standard">SENT 116: ['#', '.', 'chassis', 'cobra', 'coupe', 'csx2287', 'daytona', 'first', 'prototype']</text:p>
      <text:p text:style-name="Standard">PRED 116: Former &lt;unk&gt; Arena and # first prototype &lt;unk&gt; chassis .</text:p>
      <text:p text:style-name="Standard">PRED SCORE: -11.9081</text:p>
      <text:p text:style-name="Standard"/>
      <text:p text:style-name="Standard">SENT 117: ['.', 'bodies', 'grosso', 'invaded', 'mato', 'paraguayan', 'simultaneously', 'troops', 'two']</text:p>
      <text:p text:style-name="Standard">PRED 117: Two two bodies invaded two &lt;unk&gt; invaded &lt;unk&gt; .</text:p>
      <text:p text:style-name="Standard">PRED SCORE: -10.0951</text:p>
      <text:p text:style-name="Standard"/>
      <text:p text:style-name="Standard">SENT 118: ['.', 'insurance', 'law', 'liability', 'public', 'the']</text:p>
      <text:p text:style-name="Standard">PRED 118: The insurance liability liability for law .</text:p>
      <text:p text:style-name="Standard">PRED SCORE: -7.1116</text:p>
      <text:p text:style-name="Standard"/>
      <text:p text:style-name="Standard">SENT 119: [',', '.', 'british', 'canada', 'columbia', 'currently', 'he', 'lives', 'vancouver']</text:p>
      <text:p text:style-name="Standard">PRED 119: He currently lives on Canada , Canada in Canada Lane .</text:p>
      <text:p text:style-name="Standard">PRED SCORE: -11.5839</text:p>
      <text:p text:style-name="Standard"/>
      <text:p text:style-name="Standard">SENT 120: ['.', 'eight', 'mountains', 'retreat', 'there']</text:p>
      <text:p text:style-name="Standard">PRED 120: There are eight mountains to the retreat .</text:p>
      <text:p text:style-name="Standard">PRED SCORE: -11.9008</text:p>
      <text:p text:style-name="Standard">^CTraceback (most recent call last):</text:p>
      <text:p text:style-name="Standard"><text:s text:c="2"/>File "central.py", line 35, in &lt;module&gt;</text:p>
      <text:p text:style-name="Standard"><text:soft-page-break/><text:s text:c="4"/>main()</text:p>
      <text:p text:style-name="Standard"><text:s text:c="2"/>File "central.py", line 32, in main</text:p>
      <text:p text:style-name="Standard"><text:s text:c="4"/>subprocess.check_call(test)</text:p>
      <text:p text:style-name="Standard"><text:s text:c="2"/>File "/usr/lib/python3.6/subprocess.py", line 306, in check_call</text:p>
      <text:p text:style-name="Standard"><text:s text:c="4"/>retcode = call(*popenargs, **kwargs)</text:p>
      <text:p text:style-name="Standard"><text:s text:c="2"/>File "/usr/lib/python3.6/subprocess.py", line 289, in call</text:p>
      <text:p text:style-name="Standard"><text:s text:c="4"/>return p.wait(timeout=timeout)</text:p>
      <text:p text:style-name="Standard"><text:s text:c="2"/>File "/usr/lib/python3.6/subprocess.py", line 1477, in wait</text:p>
      <text:p text:style-name="Standard"><text:s text:c="4"/>(pid, sts) = self._try_wait(0)</text:p>
      <text:p text:style-name="Standard"><text:s text:c="2"/>File "/usr/lib/python3.6/subprocess.py", line 1424, in _try_wait</text:p>
      <text:p text:style-name="Standard"><text:s text:c="4"/>(pid, sts) = os.waitpid(self.pid, wait_flags)</text:p>
      <text:p text:style-name="Standard">KeyboardInterrupt</text:p>
      <text:p text:style-name="Standard">rishi@rishi-OptiPlex-7050:~/Documents/Fall2019/OpenNMT-py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0:58:48.227906759</meta:creation-date>
    <dc:date>2019-08-30T10:59:08.153475244</dc:date>
    <meta:editing-duration>PT20S</meta:editing-duration>
    <meta:editing-cycles>1</meta:editing-cycles>
    <meta:document-statistic meta:table-count="0" meta:image-count="0" meta:object-count="0" meta:page-count="11" meta:paragraph-count="380" meta:word-count="2932" meta:character-count="19783" meta:non-whitespace-character-count="17191"/>
    <meta:generator>LibreOffice/6.0.7.3$Linux_X86_64 LibreOffice_project/00m0$Build-3</meta:generator>
  </office:meta>
</office:document-meta>
</file>